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EmojiOne Color" svg:font-family="'EmojiOne Color'" style:font-pitch="variable"/>
    <style:font-face style:name="EmojiOne Color1" svg:font-family="'EmojiOne Color'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.63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5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88cm"/>
      <style:paragraph-properties style:writing-mode="lr-tb"/>
    </style:style>
    <style:style style:name="gr7" style:family="graphic" style:parent-style-name="objectwithoutfill">
      <style:graphic-properties svg:stroke-color="#8d281e" draw:fill="none" draw:fill-color="#dee6ef" draw:textarea-vertical-align="middle"/>
    </style:style>
    <style:style style:name="gr8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9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10" style:family="graphic" style:parent-style-name="objectwithoutfill">
      <style:graphic-properties svg:stroke-color="#1e6a39" draw:fill="none" draw:fill-color="#dee6ef" draw:textarea-vertical-align="middle"/>
    </style:style>
    <style:style style:name="gr11" style:family="graphic" style:parent-style-name="objectwithoutfill">
      <style:graphic-properties svg:stroke-color="#168253" draw:fill="none" draw:fill-color="#dee6ef" draw:textarea-vertical-align="middle"/>
    </style:style>
    <style:style style:name="gr12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3" style:family="graphic" style:parent-style-name="objectwithoutfill">
      <style:graphic-properties svg:stroke-color="#168253" draw:fill="none" draw:fill-color="#ffd7d7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.357cm" fo:min-width="2.3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05cm"/>
      <style:paragraph-properties style:writing-mode="lr-tb"/>
    </style:style>
    <style:style style:name="gr20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21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22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4cm"/>
      <style:paragraph-properties style:writing-mode="lr-tb"/>
    </style:style>
    <style:style style:name="gr25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26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9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31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488cm"/>
      <style:paragraph-properties style:writing-mode="lr-tb"/>
    </style:style>
    <style:style style:name="gr33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262cm"/>
      <style:paragraph-properties style:writing-mode="lr-tb"/>
    </style:style>
    <style:style style:name="gr35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854cm"/>
      <style:paragraph-properties style:writing-mode="lr-tb"/>
    </style:style>
    <style:style style:name="gr37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38" style:family="graphic" style:parent-style-name="objectwithoutfill">
      <style:graphic-properties svg:stroke-color="#ffbf00" draw:fill="none" draw:fill-color="#ffd7d7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965cm"/>
      <style:paragraph-properties style:writing-mode="lr-tb"/>
    </style:style>
    <style:style style:name="gr40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41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42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43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45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46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47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48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49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50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51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52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53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54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28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3.62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3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2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4.00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2.15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7.70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3.52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7.24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45cm" fo:min-width="11.70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3cm" fo:min-width="11.85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9cm" fo:min-width="15.33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16.5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9cm" fo:min-width="4.66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3cm" fo:min-width="8.9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21.33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1.10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55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4.967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355269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355269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355269" loext:opacity="100%" fo:font-size="60pt" style:font-size-asian="60pt" style:font-size-complex="6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 style:writing-mode="lr-tb"/>
    </style:style>
    <style:style style:name="P15" style:family="paragraph">
      <loext:graphic-properties draw:fill-color="#dee7e5"/>
      <style:paragraph-properties fo:text-align="center" style:writing-mode="lr-tb"/>
    </style:style>
    <style:style style:name="P16" style:family="paragraph">
      <loext:graphic-properties draw:fill="none" draw:fill-color="#ffd7d7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355269" loext:opacity="100%" fo:font-size="40pt" style:font-size-asian="60pt" style:font-size-complex="60pt"/>
    </style:style>
    <style:style style:name="P18" style:family="paragraph">
      <loext:graphic-properties draw:fill="none" draw:fill-color="#ffffff"/>
      <style:paragraph-properties style:writing-mode="lr-tb"/>
      <style:text-properties style:font-name="DejaVu Sans Mono1" fo:font-size="14pt" style:font-size-asian="7pt" style:font-size-complex="7pt"/>
    </style:style>
    <style:style style:name="P19" style:family="paragraph">
      <loext:graphic-properties draw:fill="none" draw:fill-color="#ffffff"/>
      <style:paragraph-properties style:writing-mode="lr-tb"/>
      <style:text-properties style:font-name="DejaVu Sans Mono1" fo:font-size="15pt" style:font-size-asian="7pt" style:font-size-complex="7pt"/>
    </style:style>
    <style:style style:name="P20" style:family="paragraph">
      <loext:graphic-properties draw:fill="none" draw:fill-color="#ffffff"/>
      <style:paragraph-properties style:writing-mode="lr-tb"/>
      <style:text-properties style:font-name="DejaVu Sans Mono1" fo:font-size="15pt" style:font-size-asian="15pt" style:font-size-complex="15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9pt" style:font-size-complex="9pt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end" style:writing-mode="tb-rl"/>
      <style:text-properties fo:font-size="9pt" style:font-size-asian="9pt" style:font-size-complex="9pt"/>
    </style:style>
    <style:style style:name="P26" style:family="paragraph">
      <loext:graphic-properties draw:fill-color="#ffd7d7"/>
      <style:paragraph-properties fo:text-align="end" style:writing-mode="tb-rl"/>
      <style:text-properties fo:font-size="9pt" style:font-size-asian="9pt" style:font-size-complex="9pt"/>
    </style:style>
    <style:style style:name="P27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style:font-name="FreeMono1" fo:font-size="14pt" style:font-size-asian="14pt" style:font-size-complex="14pt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-color="#ffd7d7"/>
      <style:paragraph-properties fo:text-align="center" style:writing-mode="lr-tb"/>
      <style:text-properties fo:font-size="18pt"/>
    </style:style>
    <style:style style:name="P31" style:family="paragraph">
      <loext:graphic-properties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dee7e5"/>
      <style:paragraph-properties fo:text-align="center" style:writing-mode="lr-tb"/>
      <style:text-properties fo:font-size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-color="#dee6ef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ffd7d7"/>
      <style:paragraph-properties fo:text-align="center"/>
      <style:text-properties style:font-name="DejaVu Sans Mono1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DejaVu Sans Mono1" fo:font-size="9pt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  <style:text-properties style:font-name="DejaVu Sans Mono1" fo:font-size="7pt" style:font-size-asian="7pt" style:font-size-complex="7pt"/>
    </style:style>
    <style:style style:name="P38" style:family="paragraph">
      <style:paragraph-properties fo:margin-left="0cm" fo:margin-right="0cm" fo:margin-top="1.1cm" fo:margin-bottom="1.1cm" fo:line-height="100%" fo:text-indent="0cm"/>
    </style:style>
    <style:style style:name="P39" style:family="paragraph">
      <loext:graphic-properties draw:fill="none" draw:fill-color="#ffffff"/>
      <style:paragraph-properties style:writing-mode="lr-tb"/>
      <style:text-properties fo:color="#127622" loext:opacity="100%" style:font-name="FreeSans" fo:font-size="20pt" style:font-size-asian="7pt" style:font-size-complex="7pt"/>
    </style:style>
    <style:style style:name="P40" style:family="paragraph">
      <style:paragraph-properties fo:margin-left="0cm" fo:margin-right="0cm" fo:margin-top="0.7cm" fo:margin-bottom="0.7cm" fo:line-height="100%" fo:text-indent="0cm"/>
    </style:style>
    <style:style style:name="P41" style:family="paragraph">
      <loext:graphic-properties draw:fill="none" draw:fill-color="#ffffff"/>
      <style:paragraph-properties style:writing-mode="lr-tb"/>
      <style:text-properties style:font-name="FreeSans" fo:font-size="20pt" style:font-size-asian="7pt" style:font-size-complex="7pt"/>
    </style:style>
    <style:style style:name="P42" style:family="paragraph">
      <style:paragraph-properties fo:margin-left="0cm" fo:margin-right="0cm" fo:margin-top="0.3cm" fo:margin-bottom="0.3cm" fo:line-height="100%" fo:text-indent="0cm"/>
    </style:style>
    <style:style style:name="P43" style:family="paragraph">
      <loext:graphic-properties draw:fill="none" draw:fill-color="#ffffff"/>
      <style:paragraph-properties style:writing-mode="lr-tb"/>
      <style:text-properties fo:color="#666666" loext:opacity="100%" style:font-name="DejaVu Sans Mono1" fo:font-size="16pt" style:font-size-asian="16pt" style:font-size-complex="16pt"/>
    </style:style>
    <style:style style:name="P44" style:family="paragraph">
      <style:paragraph-properties fo:margin-left="0cm" fo:margin-right="0cm" fo:margin-top="0.4cm" fo:margin-bottom="0.4cm" fo:line-height="100%" fo:text-indent="0cm"/>
    </style:style>
    <style:style style:name="P45" style:family="paragraph">
      <loext:graphic-properties draw:fill="none" draw:fill-color="#ffffff"/>
      <style:paragraph-properties style:writing-mode="lr-tb"/>
      <style:text-properties style:font-name="FreeSans" fo:font-size="16pt" style:font-size-asian="16pt" style:font-size-complex="16pt"/>
    </style:style>
    <style:style style:name="P46" style:family="paragraph">
      <loext:graphic-properties draw:fill="none" draw:fill-color="#ffffff"/>
      <style:paragraph-properties style:writing-mode="lr-tb"/>
      <style:text-properties style:font-name="DejaVu Sans Mono1" fo:font-size="20pt" style:font-size-asian="7pt" style:font-size-complex="7pt"/>
    </style:style>
    <style:style style:name="P47" style:family="paragraph">
      <loext:graphic-properties draw:fill="none" draw:fill-color="#ffffff"/>
      <style:paragraph-properties style:writing-mode="lr-tb"/>
      <style:text-properties style:font-name="DejaVu Sans Mono1" fo:font-size="20pt" style:font-size-asian="20pt" style:font-size-complex="20pt"/>
    </style:style>
    <style:style style:name="T1" style:family="text">
      <style:text-properties fo:color="#355269" loext:opacity="100%"/>
    </style:style>
    <style:style style:name="T2" style:family="text">
      <style:text-properties fo:color="#355269" loext:opacity="100%" style:font-name="EmojiOne Color1" fo:font-size="60pt" style:font-name-asian="EmojiOne Color1" style:font-size-asian="60pt" style:font-name-complex="EmojiOne Color1" style:font-size-complex="60pt"/>
    </style:style>
    <style:style style:name="T3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fo:font-variant="normal" fo:text-transform="none" fo:color="#355269" loext:opacity="100%" style:text-outline="false" style:text-line-through-style="none" style:text-line-through-type="none" style:font-name="EmojiOne Color1" fo:font-size="27pt" fo:font-style="normal" fo:text-shadow="none" style:text-underline-style="none" fo:font-weight="normal" style:letter-kerning="true" fo:background-color="transparent" style:font-name-asian="EmojiOne Color1" style:font-size-asian="27pt" style:font-style-asian="normal" style:font-weight-asian="normal" style:font-name-complex="EmojiOne Color1" style:font-size-complex="2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55269" loext:opacity="100%" style:text-outline="false" style:text-line-through-style="none" style:text-line-through-type="non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EmojiOne Color1" style:font-name-asian="EmojiOne Color1" style:font-name-complex="EmojiOne Color1"/>
    </style:style>
    <style:style style:name="T9" style:family="text">
      <style:text-properties fo:font-size="12pt"/>
    </style:style>
    <style:style style:name="T10" style:family="text">
      <style:text-properties fo:color="#355269" loext:opacity="100%" style:font-name="EmojiOne Color1" fo:font-size="40pt" style:font-name-asian="EmojiOne Color1" style:font-size-asian="60pt" style:font-name-complex="EmojiOne Color1" style:font-size-complex="60pt"/>
    </style:style>
    <style:style style:name="T11" style:family="text">
      <style:text-properties style:font-name="EmojiOne Color1" fo:font-size="14pt" style:font-name-asian="EmojiOne Color1" style:font-size-asian="7pt" style:font-name-complex="EmojiOne Color1" style:font-size-complex="7pt"/>
    </style:style>
    <style:style style:name="T12" style:family="text">
      <style:text-properties style:font-name="EmojiOne Color1" fo:font-size="15pt" style:font-name-asian="EmojiOne Color1" style:font-size-asian="7pt" style:font-name-complex="EmojiOne Color1" style:font-size-complex="7pt"/>
    </style:style>
    <style:style style:name="T13" style:family="text">
      <style:text-properties style:font-name="EmojiOne Color1" fo:font-size="15pt" style:font-name-asian="EmojiOne Color1" style:font-size-asian="15pt" style:font-name-complex="EmojiOne Color1" style:font-size-complex="15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EmojiOne Color1" fo:font-size="16pt" style:font-name-asian="EmojiOne Color1" style:font-size-asian="9pt" style:font-name-complex="EmojiOne Color1" style:font-size-complex="9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FreeMono1"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DejaVu Sans Mono1" fo:font-size="9pt" style:font-size-asian="14pt" style:font-size-complex="14pt"/>
    </style:style>
    <style:style style:name="T21" style:family="text">
      <style:text-properties style:font-name="DejaVu Sans Mono1" fo:font-size="7pt" style:font-size-asian="7pt" style:font-size-complex="7pt"/>
    </style:style>
    <style:style style:name="T22" style:family="text">
      <style:text-properties fo:font-variant="normal" fo:text-transform="none" fo:color="#127622" loext:opacity="10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20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fo:font-style="italic" style:text-underline-style="none" style:font-style-asian="italic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ans Mono1" fo:font-size="20pt" style:font-size-asian="7pt" style:font-size-complex="7pt"/>
    </style:style>
    <style:style style:name="T31" style:family="text">
      <style:text-properties style:font-name="DejaVu Sans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2.75cm" svg:x="1.5cm" svg:y="4.5cm" presentation:class="title">
          <draw:text-box>
            <text:p text:style-name="P1"><text:span text:style-name="T1">Frame</text:span></text:p>
          </draw:text-box>
        </draw:frame>
        <draw:frame draw:style-name="gr1" draw:text-style-name="P3" draw:layer="layout" svg:width="9.633cm" svg:height="0.962cm" svg:x="14cm" svg:y="9.038cm">
          <draw:text-box>
            <text:p><text:span text:style-name="T1">How I Fixed my Focus Problems</text:span></text:p>
          </draw:text-box>
        </draw:frame>
        <draw:frame draw:style-name="gr2" draw:text-style-name="P4" draw:layer="layout" svg:width="3.139cm" svg:height="2.715cm" svg:x="11.5cm" svg:y="1.5cm">
          <draw:text-box>
            <text:p><text:span text:style-name="T2">🤹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><text:span text:style-name="T3">Est reading time:</text:span><text:span text:style-name="T4"> 10m</text:span><text:span text:style-name="T3"><text:line-break/></text:span><text:span text:style-name="T3"><text:line-break/></text:span><text:span text:style-name="T3">Homepage:</text:span><text:span text:style-name="T4"> </text:span><text:span text:style-name="T5"><text:a xlink:href="https://github.com/lelanthran/frame" xlink:type="simple">github.com/lelanthran/frame</text:a></text:span><text:span text:style-name="T5"><text:s/></text:span><text:span text:style-name="T3"><text:line-break/></text:span><text:span text:style-name="T3"><text:line-break/></text:span><text:span text:style-name="T3">Email: </text:span><text:span text:style-name="T4"><text:a xlink:href="mailto:lelanthran@gmail.com" xlink:type="simple">lelanthran@gmail.com</text:a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>💡</text:span><text:span text:style-name="T6"><text:line-break/></text:span><text:span text:style-name="T7">I have an idea</text:span><text:span text:style-name="T7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>💡</text:span><text:span text:style-name="T6"><text:line-break/></text:span><text:span text:style-name="T7">I have an idea</text:span><text:span text:style-name="T7"><text:line-break/></text:span><text:span text:style-name="T3"><text:line-break/></text:span><text:span text:style-name="T6">🛠</text:span><text:span text:style-name="T6"><text:line-break/></text:span><text:span text:style-name="T7">Or a task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>💡</text:span><text:span text:style-name="T6"><text:line-break/></text:span><text:span text:style-name="T7">I have an idea</text:span><text:span text:style-name="T7"><text:line-break/></text:span><text:span text:style-name="T3"><text:line-break/></text:span><text:span text:style-name="T6">🛠</text:span><text:span text:style-name="T6"><text:line-break/></text:span><text:span text:style-name="T7">Or a task</text:span><text:span text:style-name="T7"><text:line-break/></text:span><text:span text:style-name="T7"><text:line-break/></text:span><text:span text:style-name="T6">⛓</text:span><text:span text:style-name="T6"><text:line-break/></text:span><text:span text:style-name="T8">Maybe even a cho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6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other task arises. Maybe it’s a subtask, maybe it’s something altogether differen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start working on the new task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draw:custom-shape draw:style-name="gr9" draw:text-style-name="P14" draw:layer="layout" svg:width="3.5cm" svg:height="1.5cm" svg:x="1.04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cm" svg:x2="6.5cm" svg:y2="4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more context forms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6.5cm" svg:x2="6.5cm" svg:y2="6.5cm">
          <text:p/>
        </draw:line>
        <draw:line draw:style-name="gr7" draw:text-style-name="P12" draw:layer="layout" svg:x1="5cm" svg:y1="7cm" svg:x2="7.5cm" svg:y2="7cm">
          <text:p/>
        </draw:line>
        <draw:line draw:style-name="gr7" draw:text-style-name="P12" draw:layer="layout" svg:x1="5cm" svg:y1="7.5cm" svg:x2="7cm" svg:y2="7.5cm">
          <text:p/>
        </draw:line>
        <draw:line draw:style-name="gr7" draw:text-style-name="P12" draw:layer="layout" svg:x1="5cm" svg:y1="8cm" svg:x2="7.5cm" svg:y2="8cm">
          <text:p/>
        </draw:line>
        <draw:line draw:style-name="gr7" draw:text-style-name="P12" draw:layer="layout" svg:x1="5cm" svg:y1="8.5cm" svg:x2="6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5" draw:text-style-name="P10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6.5cm" svg:x2="6.5cm" svg:y2="6.5cm">
          <text:p/>
        </draw:line>
        <draw:line draw:style-name="gr7" draw:text-style-name="P12" draw:layer="layout" svg:x1="5cm" svg:y1="7cm" svg:x2="7.5cm" svg:y2="7cm">
          <text:p/>
        </draw:line>
        <draw:line draw:style-name="gr7" draw:text-style-name="P12" draw:layer="layout" svg:x1="5cm" svg:y1="7.5cm" svg:x2="7cm" svg:y2="7.5cm">
          <text:p/>
        </draw:line>
        <draw:line draw:style-name="gr7" draw:text-style-name="P12" draw:layer="layout" svg:x1="5cm" svg:y1="8cm" svg:x2="7.5cm" svg:y2="8cm">
          <text:p/>
        </draw:line>
        <draw:line draw:style-name="gr7" draw:text-style-name="P12" draw:layer="layout" svg:x1="5cm" svg:y1="8.5cm" svg:x2="6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9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cm" svg:x2="6.5cm" svg:y2="4cm">
          <text:p/>
        </draw:lin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with more work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10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9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Even more context forms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5" draw:text-style-name="P10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Pretty soon, all I remember of the old task is the name, and maybe one or two items of contex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9cm" svg:x2="6.5cm" svg:y2="9cm">
          <text:p/>
        </draw:line>
        <draw:custom-shape draw:style-name="gr5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9cm" svg:x2="6.5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468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draw:line draw:style-name="gr13" draw:text-style-name="P16" draw:layer="layout" svg:x1="5cm" svg:y1="7cm" svg:x2="6.5cm" svg:y2="7cm">
          <text:p/>
        </draw:line>
        <draw:line draw:style-name="gr13" draw:text-style-name="P16" draw:layer="layout" svg:x1="5cm" svg:y1="7.5cm" svg:x2="7.5cm" svg:y2="7.5cm">
          <text:p/>
        </draw:line>
        <draw:line draw:style-name="gr13" draw:text-style-name="P16" draw:layer="layout" svg:x1="5cm" svg:y1="8cm" svg:x2="6cm" svg:y2="7.979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his is a problem when I complete my current task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9cm" svg:x2="6.5cm" svg:y2="9cm">
          <text:p/>
        </draw:line>
        <draw:custom-shape draw:style-name="gr5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9cm" svg:x2="6.5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draw:line draw:style-name="gr13" draw:text-style-name="P16" draw:layer="layout" svg:x1="5cm" svg:y1="7cm" svg:x2="6.5cm" svg:y2="7cm">
          <text:p/>
        </draw:line>
        <draw:line draw:style-name="gr13" draw:text-style-name="P16" draw:layer="layout" svg:x1="5cm" svg:y1="7.5cm" svg:x2="7.5cm" svg:y2="7.5cm">
          <text:p/>
        </draw:line>
        <draw:line draw:style-name="gr13" draw:text-style-name="P16" draw:layer="layout" svg:x1="5cm" svg:y1="8cm" svg:x2="6cm" svg:y2="8cm">
          <text:p/>
        </draw:line>
        <draw:frame draw:style-name="gr2" draw:text-style-name="P17" draw:layer="layout" svg:width="3.139cm" svg:height="2.715cm" svg:x="1.5cm" svg:y="6.285cm">
          <draw:text-box>
            <text:p><text:span text:style-name="T10">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need to resume my previous task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4" draw:text-style-name="P4" draw:layer="layout" svg:width="3.139cm" svg:height="2.715cm" svg:x="4.361cm" svg:y="5.285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My context is mostly gone. Sure, I can get it back with effort. Maybe a lot of effor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 it’s not easy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5" draw:text-style-name="P18" draw:layer="layout" svg:width="1.12cm" svg:height="0.831cm" svg:x="4.979cm" svg:y="5.212cm">
          <draw:text-box>
            <text:p><text:span text:style-name="T11">🎮</text:span></text:p>
          </draw:text-box>
        </draw:frame>
        <draw:frame draw:style-name="gr16" draw:text-style-name="P19" draw:layer="layout" svg:width="1.162cm" svg:height="0.865cm" svg:x="5cm" svg:y="6.063cm">
          <draw:text-box>
            <text:p><text:span text:style-name="T12">📱</text:span></text:p>
          </draw:text-box>
        </draw:frame>
        <draw:frame draw:style-name="gr16" draw:text-style-name="P20" draw:layer="layout" svg:width="1.162cm" svg:height="0.865cm" svg:x="5cm" svg:y="6.928cm">
          <draw:text-box>
            <text:p><text:span text:style-name="T13">⛳</text:span></text:p>
          </draw:text-box>
        </draw:frame>
        <draw:frame draw:style-name="gr16" draw:text-style-name="P20" draw:layer="layout" svg:width="1.162cm" svg:height="0.865cm" svg:x="5cm" svg:y="7.635cm">
          <draw:text-box>
            <text:p><text:span text:style-name="T13">📺</text:span></text:p>
          </draw:text-box>
        </draw:frame>
        <draw:frame draw:style-name="gr17" draw:text-style-name="P21" draw:layer="layout" svg:width="1.472cm" svg:height="0.988cm" svg:x="6cm" svg:y="5cm">
          <draw:text-box>
            <text:p><text:s/><text:span text:style-name="T8">🛌</text:span></text:p>
          </draw:text-box>
        </draw:frame>
        <draw:frame draw:style-name="gr17" draw:text-style-name="P21" draw:layer="layout" svg:width="1.472cm" svg:height="0.988cm" svg:x="6cm" svg:y="6.063cm">
          <draw:text-box>
            <text:p><text:s/><text:span text:style-name="T8">🍔</text:span></text:p>
          </draw:text-box>
        </draw:frame>
        <draw:frame draw:style-name="gr17" draw:text-style-name="P21" draw:layer="layout" svg:width="1.294cm" svg:height="0.988cm" svg:x="6.162cm" svg:y="6.805cm">
          <draw:text-box>
            <text:p><text:span text:style-name="T8">📻</text:span></text:p>
          </draw:text-box>
        </draw:frame>
        <draw:frame draw:style-name="gr17" draw:text-style-name="P21" draw:layer="layout" svg:width="1.472cm" svg:height="0.988cm" svg:x="6.028cm" svg:y="7.5cm">
          <draw:text-box>
            <text:p><text:s/><text:span text:style-name="T8">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 smart person would have recorded context on the task they were working on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8" draw:text-style-name="P22" draw:layer="layout" svg:width="2.835cm" svg:height="0.607cm" svg:x="4.665cm" svg:y="5.393cm">
          <draw:text-box>
            <text:p><text:span text:style-name="T14">Jira ticket #45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, too much friction in using these systems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8" draw:text-style-name="P22" draw:layer="layout" svg:width="2.835cm" svg:height="0.607cm" svg:x="4.665cm" svg:y="5.393cm">
          <draw:text-box>
            <text:p><text:span text:style-name="T14">Jira ticket #45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Pen and paper works a little better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Memory capacit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9" draw:text-style-name="P23" draw:layer="layout" svg:width="1.205cm" svg:height="0.903cm" svg:x="5cm" svg:y="5.376cm">
          <draw:text-box>
            <text:p><text:span text:style-name="T15">📒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 neither searchable ...</text:p>
          </draw:text-box>
        </draw:frame>
        <draw:custom-shape draw:style-name="gr20" draw:text-style-name="P8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cm">
          <draw:text-box>
            <text:p><text:span text:style-name="T9">My Memory capacity</text:span></text:p>
          </draw:text-box>
        </draw:frame>
        <draw:custom-shape draw:style-name="gr21" draw:text-style-name="P10" draw:layer="layout" svg:width="1cm" svg:height="0.5cm" svg:x="1cm" svg:y="5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4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6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7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8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9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11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cm" svg:height="0.5cm" svg:x="1cm" svg:y="12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2.839cm" svg:height="0.725cm" svg:x="23.112cm" svg:y="3.5cm">
          <draw:text-box>
            <text:p><text:span text:style-name="T9">Future tasks</text:span></text:p>
          </draw:text-box>
        </draw:frame>
        <draw:frame draw:style-name="gr24" draw:text-style-name="P11" draw:layer="layout" svg:width="2.174cm" svg:height="0.725cm" svg:x="23.112cm" svg:y="6.775cm">
          <draw:text-box>
            <text:p><text:span text:style-name="T9">M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Nor scalable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26" draw:text-style-name="P24" draw:layer="layout" svg:width="0.5cm" svg:height="0.269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4.03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4.5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5.11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5.65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0.999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reating tasks like a stack works for me.<text:line-break/>I only work on the task at the top of the stack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28" draw:text-style-name="P26" draw:layer="layout" svg:width="1.5cm" svg:height="8.5cm" svg:x="0.5cm" svg:y="6.1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29" draw:text-style-name="P15" draw:layer="layout" svg:width="0.5cm" svg:height="0.269cm" svg:x="2cm" svg:y="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7" draw:layer="layout" svg:x1="2cm" svg:y1="4.5cm" svg:x2="1.5cm" svg:y2="5.5cm">
          <text:p/>
        </draw:line>
        <draw:custom-shape draw:style-name="gr28" draw:text-style-name="P26" draw:layer="layout" svg:width="1.5cm" svg:height="8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31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269cm" svg:x="1cm" svg:y="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.00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.00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finish a task, it is POPPED and discarded.<text:line-break/>I resume working on the current top-of-stack task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28" draw:text-style-name="P26" draw:layer="layout" svg:width="1.5cm" svg:height="8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5cm" svg:height="0.269cm" svg:x="3.5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2" draw:layer="layout" svg:width="1.988cm" svg:height="1.318cm" svg:x="5.5cm" svg:y="8cm">
          <draw:text-box>
            <text:p><text:span text:style-name="T14"><text:s/></text:span><text:span text:style-name="T16"><text:s/></text:span></text:p>
          </draw:text-box>
        </draw:frame>
        <draw:line draw:style-name="gr33" draw:text-style-name="P27" draw:layer="layout" svg:x1="4cm" svg:y1="7cm" svg:x2="6cm" svg:y2="8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supports this serial way of working<text:line-break/>(for starters, anyway)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31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draw:layer="layout" svg:width="3.762cm" svg:height="0.746cm" svg:x="1.5cm" svg:y="3.5cm">
          <draw:text-box>
            <text:p><text:span text:style-name="T17">frame push </text:span></text:p>
          </draw:text-box>
        </draw:frame>
        <draw:custom-shape draw:style-name="gr29" draw:text-style-name="P15" draw:layer="layout" svg:width="0.5cm" svg:height="0.269cm" svg:x="5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USH</text:span>ED, with a context ...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31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5cm" svg:height="0.269cm" svg:x="1cm" svg:y="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7.47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8.013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8.55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7cm" svg:x="1cm" svg:y="9.0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9.62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10.168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10.706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1.47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2.013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2.55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7cm" svg:x="1.001cm" svg:y="13.0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3.62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4.168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4.706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2" draw:layer="layout" svg:width="0.5cm" svg:height="0.269cm" svg:x="1cm" svg:y="6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he context is stored with the task, viewable with a <text:span text:style-name="T5">STATUS</text:span> command.</text:p>
          </draw:text-box>
        </draw:frame>
        <draw:custom-shape draw:style-name="gr35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10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Memory capacity</text:span></text:p>
          </draw:text-box>
        </draw:frame>
        <draw:custom-shape draw:style-name="gr5" draw:text-style-name="P30" draw:layer="layout" svg:width="3.5cm" svg:height="1.5cm" svg:x="1cm" svg:y="10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4" draw:layer="layout" svg:width="3.5cm" svg:height="1.5cm" svg:x="1.041cm" svg:y="7cm">
          <text:p text:style-name="P29"><text:span text:style-name="T18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7.5cm" svg:x2="6.5cm" svg:y2="7.5cm">
          <text:p/>
        </draw:line>
        <draw:line draw:style-name="gr13" draw:text-style-name="P16" draw:layer="layout" svg:x1="5cm" svg:y1="8.021cm" svg:x2="6.5cm" svg:y2="8cm">
          <text:p/>
        </draw:line>
        <draw:line draw:style-name="gr11" draw:text-style-name="P12" draw:layer="layout" svg:x1="5cm" svg:y1="7.032cm" svg:x2="7cm" svg:y2="7cm">
          <text:p/>
        </draw:line>
        <draw:frame draw:style-name="gr36" draw:text-style-name="P28" draw:layer="layout" svg:width="4.354cm" svg:height="0.746cm" svg:x="1.5cm" svg:y="3.5cm">
          <draw:text-box>
            <text:p><text:span text:style-name="T17">frame status </text:span></text:p>
          </draw:text-box>
        </draw:frame>
        <draw:line draw:style-name="gr13" draw:text-style-name="P16" draw:layer="layout" svg:x1="5cm" svg:y1="8.5cm" svg:x2="7cm" svg:y2="8.5cm">
          <text:p/>
        </draw:line>
        <draw:line draw:style-name="gr11" draw:text-style-name="P12" draw:layer="layout" svg:x1="9cm" svg:y1="4cm" svg:x2="10.5cm" svg:y2="4cm">
          <text:p/>
        </draw:line>
        <draw:line draw:style-name="gr13" draw:text-style-name="P16" draw:layer="layout" svg:x1="9cm" svg:y1="4.521cm" svg:x2="10.5cm" svg:y2="4.5cm">
          <text:p/>
        </draw:line>
        <draw:line draw:style-name="gr11" draw:text-style-name="P12" draw:layer="layout" svg:x1="9cm" svg:y1="3.532cm" svg:x2="11cm" svg:y2="3.5cm">
          <text:p/>
        </draw:line>
        <draw:line draw:style-name="gr13" draw:text-style-name="P16" draw:layer="layout" svg:x1="9cm" svg:y1="5cm" svg:x2="11cm" svg:y2="5cm">
          <text:p/>
        </draw:line>
        <draw:line draw:style-name="gr37" draw:text-style-name="P35" draw:layer="layout" svg:x1="5.854cm" svg:y1="4cm" svg:x2="8.5cm" svg:y2="4cm">
          <text:p/>
        </draw:line>
        <draw:line draw:style-name="gr7" draw:text-style-name="P12" draw:layer="layout" svg:x1="5cm" svg:y1="10cm" svg:x2="6.5cm" svg:y2="10cm">
          <text:p/>
        </draw:line>
        <draw:line draw:style-name="gr7" draw:text-style-name="P12" draw:layer="layout" svg:x1="5cm" svg:y1="10.5cm" svg:x2="7.5cm" svg:y2="10.5cm">
          <text:p/>
        </draw:line>
        <draw:line draw:style-name="gr7" draw:text-style-name="P12" draw:layer="layout" svg:x1="5cm" svg:y1="11cm" svg:x2="7cm" svg:y2="11cm">
          <text:p/>
        </draw:line>
        <draw:line draw:style-name="gr7" draw:text-style-name="P12" draw:layer="layout" svg:x1="5cm" svg:y1="11.5cm" svg:x2="7.5cm" svg:y2="11.5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Context can be edited, appended to and replaced.</text:p>
          </draw:text-box>
        </draw:frame>
        <draw:custom-shape draw:style-name="gr35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10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10cm" svg:x2="6.5cm" svg:y2="10cm">
          <text:p/>
        </draw:line>
        <draw:line draw:style-name="gr7" draw:text-style-name="P12" draw:layer="layout" svg:x1="5cm" svg:y1="10.5cm" svg:x2="7.5cm" svg:y2="10.5cm">
          <text:p/>
        </draw:line>
        <draw:line draw:style-name="gr7" draw:text-style-name="P12" draw:layer="layout" svg:x1="5cm" svg:y1="11cm" svg:x2="7cm" svg:y2="11cm">
          <text:p/>
        </draw:line>
        <draw:line draw:style-name="gr7" draw:text-style-name="P12" draw:layer="layout" svg:x1="5cm" svg:y1="11.5cm" svg:x2="7.5cm" svg:y2="11.5cm">
          <text:p/>
        </draw:line>
        <draw:custom-shape draw:style-name="gr5" draw:text-style-name="P30" draw:layer="layout" svg:width="3.5cm" svg:height="1.5cm" svg:x="1cm" svg:y="10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4" draw:layer="layout" svg:width="3.5cm" svg:height="1.5cm" svg:x="1.041cm" svg:y="7cm">
          <text:p text:style-name="P29"><text:span text:style-name="T18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7.5cm" svg:x2="6.5cm" svg:y2="7.5cm">
          <text:p/>
        </draw:line>
        <draw:line draw:style-name="gr13" draw:text-style-name="P16" draw:layer="layout" svg:x1="5cm" svg:y1="8cm" svg:x2="6.5cm" svg:y2="7.979cm">
          <text:p/>
        </draw:line>
        <draw:line draw:style-name="gr11" draw:text-style-name="P12" draw:layer="layout" svg:x1="5cm" svg:y1="7.032cm" svg:x2="7cm" svg:y2="7cm">
          <text:p/>
        </draw:line>
        <draw:frame draw:style-name="gr34" draw:text-style-name="P28" draw:layer="layout" svg:width="3.762cm" svg:height="0.746cm" svg:x="1.5cm" svg:y="3.5cm">
          <draw:text-box>
            <text:p><text:span text:style-name="T17">frame edit </text:span></text:p>
          </draw:text-box>
        </draw:frame>
        <draw:line draw:style-name="gr13" draw:text-style-name="P16" draw:layer="layout" svg:x1="5cm" svg:y1="8.5cm" svg:x2="7cm" svg:y2="8.5cm">
          <text:p/>
        </draw:line>
        <draw:line draw:style-name="gr11" draw:text-style-name="P12" draw:layer="layout" svg:x1="9cm" svg:y1="4cm" svg:x2="10.5cm" svg:y2="4cm">
          <text:p/>
        </draw:line>
        <draw:line draw:style-name="gr13" draw:text-style-name="P16" draw:layer="layout" svg:x1="9cm" svg:y1="4.521cm" svg:x2="10.5cm" svg:y2="4.5cm">
          <text:p/>
        </draw:line>
        <draw:line draw:style-name="gr11" draw:text-style-name="P12" draw:layer="layout" svg:x1="9cm" svg:y1="3.532cm" svg:x2="11cm" svg:y2="3.5cm">
          <text:p/>
        </draw:line>
        <draw:line draw:style-name="gr13" draw:text-style-name="P16" draw:layer="layout" svg:x1="9cm" svg:y1="5cm" svg:x2="11cm" svg:y2="5cm">
          <text:p/>
        </draw:line>
        <draw:line draw:style-name="gr37" draw:text-style-name="P35" draw:layer="layout" svg:x1="5.854cm" svg:y1="4cm" svg:x2="8.5cm" svg:y2="4cm">
          <text:p/>
        </draw:line>
        <draw:line draw:style-name="gr37" draw:text-style-name="P35" draw:layer="layout" svg:x1="9cm" svg:y1="5.5cm" svg:x2="7.5cm" svg:y2="6.5cm">
          <text:p/>
        </draw:line>
        <draw:line draw:style-name="gr38" draw:text-style-name="P35" draw:layer="layout" svg:x1="5cm" svg:y1="7cm" svg:x2="6cm" svg:y2="7cm">
          <text:p/>
        </draw:line>
        <draw:line draw:style-name="gr38" draw:text-style-name="P35" draw:layer="layout" svg:x1="5.5cm" svg:y1="7.5cm" svg:x2="7cm" svg:y2="7.5cm">
          <text:p/>
        </draw:line>
        <draw:line draw:style-name="gr38" draw:text-style-name="P35" draw:layer="layout" svg:x1="5cm" svg:y1="8cm" svg:x2="6cm" svg:y2="8cm">
          <text:p/>
        </draw:line>
        <draw:line draw:style-name="gr38" draw:text-style-name="P35" draw:layer="layout" svg:x1="6cm" svg:y1="8.5cm" svg:x2="6.5cm" svg:y2="8.5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</text:span><text:span text:style-name="T5">O</text:span><text:span text:style-name="T5">P</text:span>PED when complete. The next task in the stack is now the 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 task.</text:p>
          </draw:text-box>
        </draw:frame>
        <draw:custom-shape draw:style-name="gr35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7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</text:span><text:span text:style-name="T9">y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c</text:span><text:span text:style-name="T9">a</text:span><text:span text:style-name="T9">p</text:span><text:span text:style-name="T9">a</text:span><text:span text:style-name="T9">c</text:span><text:span text:style-name="T9">i</text:span><text:span text:style-name="T9">t</text:span><text:span text:style-name="T9">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30" draw:layer="layout" svg:width="3.5cm" svg:height="1.5cm" svg:x="1cm" svg:y="7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8" draw:layer="layout" svg:width="3.465cm" svg:height="0.746cm" svg:x="1.5cm" svg:y="3.5cm">
          <draw:text-box>
            <text:p><text:span text:style-name="T17">f</text:span><text:span text:style-name="T17">r</text:span><text:span text:style-name="T17">a</text:span><text:span text:style-name="T17">m</text:span><text:span text:style-name="T17">e</text:span><text:span text:style-name="T17"> </text:span><text:span text:style-name="T17">p</text:span><text:span text:style-name="T17">o</text:span><text:span text:style-name="T17">p</text:span><text:span text:style-name="T17"> </text:span></text:p>
          </draw:text-box>
        </draw:frame>
        <draw:custom-shape draw:style-name="gr9" draw:text-style-name="P34" draw:layer="layout" svg:width="3.5cm" svg:height="1.5cm" svg:x="7.5cm" svg:y="3.5cm">
          <text:p text:style-name="P29"><text:span text:style-name="T18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11.459cm" svg:y1="4cm" svg:x2="12.959cm" svg:y2="4cm">
          <text:p/>
        </draw:line>
        <draw:line draw:style-name="gr13" draw:text-style-name="P16" draw:layer="layout" svg:x1="11.459cm" svg:y1="4.5cm" svg:x2="12.959cm" svg:y2="4.479cm">
          <text:p/>
        </draw:line>
        <draw:line draw:style-name="gr11" draw:text-style-name="P12" draw:layer="layout" svg:x1="11.459cm" svg:y1="3.532cm" svg:x2="13.459cm" svg:y2="3.5cm">
          <text:p/>
        </draw:line>
        <draw:line draw:style-name="gr13" draw:text-style-name="P16" draw:layer="layout" svg:x1="11.459cm" svg:y1="5cm" svg:x2="13.459cm" svg:y2="5cm">
          <text:p/>
        </draw:line>
        <draw:line draw:style-name="gr38" draw:text-style-name="P35" draw:layer="layout" svg:x1="11.459cm" svg:y1="3.5cm" svg:x2="12.459cm" svg:y2="3.5cm">
          <text:p/>
        </draw:line>
        <draw:line draw:style-name="gr38" draw:text-style-name="P35" draw:layer="layout" svg:x1="11.959cm" svg:y1="4cm" svg:x2="13.459cm" svg:y2="4cm">
          <text:p/>
        </draw:line>
        <draw:line draw:style-name="gr38" draw:text-style-name="P35" draw:layer="layout" svg:x1="11.459cm" svg:y1="4.5cm" svg:x2="12.459cm" svg:y2="4.5cm">
          <text:p/>
        </draw:line>
        <draw:line draw:style-name="gr38" draw:text-style-name="P35" draw:layer="layout" svg:x1="12.459cm" svg:y1="5cm" svg:x2="12.959cm" svg:y2="5cm">
          <text:p/>
        </draw:line>
        <draw:frame draw:style-name="gr32" draw:text-style-name="P22" draw:layer="layout" svg:width="1.988cm" svg:height="1.318cm" svg:x="16.512cm" svg:y="4.682cm">
          <draw:text-box>
            <text:p><text:span text:style-name="T14"><text:s/></text:span><text:span text:style-name="T16"><text:s/></text:span></text:p>
          </draw:text-box>
        </draw:frame>
        <draw:line draw:style-name="gr40" draw:text-style-name="P35" draw:layer="layout" svg:x1="14cm" svg:y1="4cm" svg:x2="17cm" svg:y2="5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OP</text:span>PED when complete. The next task in the stack is now the <text:span text:style-name="T5">CURRENT</text:span> task.</text:p>
          </draw:text-box>
        </draw:frame>
        <draw:custom-shape draw:style-name="gr35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7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Memory capacit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30" draw:layer="layout" svg:width="3.5cm" svg:height="1.5cm" svg:x="1cm" svg:y="7cm">
          <text:p text:style-name="P29"><text:span text:style-name="T18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8" draw:layer="layout" svg:width="3.465cm" svg:height="0.746cm" svg:x="1.5cm" svg:y="3.5cm">
          <draw:text-box>
            <text:p><text:span text:style-name="T17">frame po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even while each frame of context is sequential<text:line-break/><text:span text:style-name="T19">in my head...</text:span></text:p>
          </draw:text-box>
        </draw:frame>
        <draw:custom-shape draw:style-name="gr25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Memory capacity</text:span></text:p>
          </draw:text-box>
        </draw:frame>
        <draw:custom-shape draw:style-name="gr31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0.5cm" svg:height="0.269cm" svg:x="1cm" svg:y="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7.47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8.013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8.55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7cm" svg:x="1cm" svg:y="9.0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9.62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10.168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cm" svg:y="10.706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1.47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2.013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2.55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7cm" svg:x="1.001cm" svg:y="13.0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3.62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4.168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.001cm" svg:y="14.706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2" draw:layer="layout" svg:width="0.5cm" svg:height="0.269cm" svg:x="1cm" svg:y="6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Reality is rarely sequential.</text:p>
          </draw:text-box>
        </draw:frame>
        <draw:custom-shape draw:style-name="gr26" draw:text-style-name="P31" draw:layer="layout" svg:width="0.5cm" svg:height="0.269cm" svg:x="11.501cm" svg:y="5.52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6.5cm" svg:y="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7.5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3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4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7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.5cm" svg:y="5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8.372cm" svg:y="5.792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.5cm" svg:y="4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9cm" svg:y="4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7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3cm" svg:y="7.43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8.5cm" svg:y="6.43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7.93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.872cm" svg:y="8.2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7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5.5cm" svg:y="6.439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8.501cm" svg:y="8.256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3.5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.5cm" svg:y="10.46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0.5cm" svg:y="9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9cm" svg:y="6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4cm" svg:y="10.46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2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5.372cm" svg:y="8.523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2.5cm" svg:y="6.962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cm" svg:y="6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2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10.1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.5cm" svg:y="9.1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9cm" svg:y="10.6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21.872cm" svg:y="10.962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8cm" svg:y="9.731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.5cm" svg:y="9.17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that are pushed are actually CHILD tasks of the current task.</text:p>
          </draw:text-box>
        </draw:frame>
        <draw:frame draw:style-name="gr34" draw:text-style-name="P28" draw:layer="layout" svg:width="3.762cm" svg:height="0.746cm" svg:x="1.5cm" svg:y="3.518cm">
          <draw:text-box>
            <text:p><text:span text:style-name="T17">frame push </text:span></text:p>
          </draw:text-box>
        </draw:frame>
        <draw:line draw:style-name="gr41" draw:text-style-name="P35" draw:layer="layout" svg:x1="6.5cm" svg:y1="4cm" svg:x2="10cm" svg:y2="4cm">
          <text:p/>
        </draw:line>
        <draw:custom-shape draw:style-name="gr27" draw:text-style-name="P30" draw:layer="layout" svg:width="0.5cm" svg:height="0.269cm" svg:x="10.479cm" svg:y="3.444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5cm" svg:height="0.269cm" svg:x="11.5cm" svg:y="4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5" draw:layer="layout" svg:x1="10.979cm" svg:y1="3.713cm" svg:x2="11.479cm" svg:y2="4.713cm">
          <text:p/>
        </draw:line>
        <draw:custom-shape draw:style-name="gr29" draw:text-style-name="P15" draw:layer="layout" svg:width="0.5cm" svg:height="0.269cm" svg:x="5.262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draw:layer="layout" svg:width="3.762cm" svg:height="0.746cm" svg:x="1.5cm" svg:y="8.254cm">
          <draw:text-box>
            <text:p><text:span text:style-name="T17">frame push </text:span></text:p>
          </draw:text-box>
        </draw:frame>
        <draw:custom-shape draw:style-name="gr43" draw:text-style-name="P15" draw:layer="layout" svg:width="0.5cm" svg:height="0.269cm" svg:x="5.262cm" svg:y="8.46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5" draw:layer="layout" svg:x1="6.5cm" svg:y1="8.556cm" svg:x2="10cm" svg:y2="8.556cm">
          <text:p/>
        </draw:line>
        <draw:custom-shape draw:style-name="gr27" draw:text-style-name="P30" draw:layer="layout" svg:width="0.5cm" svg:height="0.269cm" svg:x="10.479cm" svg:y="8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5cm" svg:height="0.269cm" svg:x="11.5cm" svg:y="9.28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5" draw:layer="layout" svg:x1="10.979cm" svg:y1="8.269cm" svg:x2="11.479cm" svg:y2="9.269cm">
          <text:p/>
        </draw:line>
        <draw:custom-shape draw:style-name="gr43" draw:text-style-name="P15" draw:layer="layout" svg:width="0.5cm" svg:height="0.269cm" svg:x="12.5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5" draw:layer="layout" svg:x1="12cm" svg:y1="9.5cm" svg:x2="12.5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Resulting in a tree of tasks, <text:span text:style-name="T19">BUT</text:span> only one task is CURRENT at any given time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5.5cm" svg:y="10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1" draw:text-style-name="P35" draw:layer="layout" svg:x1="13.5cm" svg:y1="9.5cm" svg:x2="15.5cm" svg:y2="10.769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5.5cm" svg:y="10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1" draw:text-style-name="P35" draw:layer="layout" svg:x1="13.5cm" svg:y1="9.5cm" svg:x2="15.5cm" svg:y2="10.769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8" draw:layer="layout" svg:width="3.465cm" svg:height="0.746cm" svg:x="1.501cm" svg:y="3.5cm">
          <draw:text-box>
            <text:p><text:span text:style-name="T17">frame po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text:line-break/>Like This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44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8" draw:layer="layout" svg:width="3.465cm" svg:height="0.746cm" svg:x="1.501cm" svg:y="3.5cm">
          <draw:text-box>
            <text:p><text:span text:style-name="T17">frame po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manually select a child task if my current task has any children.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frame draw:style-name="gr34" draw:text-style-name="P28" draw:layer="layout" svg:width="3.762cm" svg:height="0.746cm" svg:x="1.501cm" svg:y="3.5cm">
          <draw:text-box>
            <text:p><text:span text:style-name="T17">frame down </text:span></text:p>
          </draw:text-box>
        </draw:frame>
        <draw:custom-shape draw:style-name="gr44" draw:text-style-name="P31" draw:layer="layout" svg:width="0.5cm" svg:height="0.269cm" svg:x="5cm" svg:y="3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My tree is organised by some major tasks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lets me switch frames when I need to.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draw:frame draw:style-name="gr62" draw:text-style-name="P28" draw:layer="layout" svg:width="12.652cm" svg:height="0.746cm" svg:x="1.5cm" svg:y="4.5cm">
          <draw:text-box>
            <text:p><text:span text:style-name="T17">frame switch ‘root/website/Redo Palette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7">Frame lets me switch frames when I need to.<text:line-break/>(See the switch?)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draw:frame draw:style-name="gr62" draw:text-style-name="P28" draw:layer="layout" svg:width="12.652cm" svg:height="0.746cm" svg:x="1.5cm" svg:y="4.5cm">
          <draw:text-box>
            <text:p><text:span text:style-name="T17">frame switch ‘root/website/Redo Palette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HELPS me switch back by remembering which frame I was last in, within each subtree.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draw:frame draw:style-name="gr63" draw:text-style-name="P28" draw:layer="layout" svg:width="8.207cm" svg:height="0.746cm" svg:x="1.5cm" svg:y="4.5cm">
          <draw:text-box>
            <text:p><text:span text:style-name="T17">frame switch ‘root/admi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7">Frame HELPS me switch back by remembering which frame I was last in, within each subtree.<text:line-break/>(See the switch?)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draw:frame draw:style-name="gr63" draw:text-style-name="P28" draw:layer="layout" svg:width="8.207cm" svg:height="0.746cm" svg:x="1.5cm" svg:y="4.5cm">
          <draw:text-box>
            <text:p><text:span text:style-name="T17">frame switch ‘root/admi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t doesn’t matter which descendent of “admin” I was in, I will be returned to the correct one when I switch back to “root/admin”</text:p>
          </draw:text-box>
        </draw:frame>
        <draw:custom-shape draw:style-name="gr26" draw:text-style-name="P31" draw:layer="layout" svg:width="0.5cm" svg:height="0.269cm" svg:x="12.5cm" svg:y="6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4cm" svg:y="7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.5cm" svg:y="8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5cm" svg:y="8.73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1cm" svg:y="10.2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2cm" svg:y="11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0cm" svg:y="9cm">
          <text:p text:style-name="P29"><text:span text:style-name="T18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5cm" svg:height="0.269cm" svg:x="16.5cm" svg:y="9.731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5" draw:layer="layout" svg:x1="12.5cm" svg:y1="7cm" svg:x2="12cm" svg:y2="8cm">
          <text:p/>
        </draw:line>
        <draw:line draw:style-name="gr46" draw:text-style-name="P35" draw:layer="layout" svg:x1="13cm" svg:y1="7cm" svg:x2="14cm" svg:y2="7.5cm">
          <text:p/>
        </draw:line>
        <draw:line draw:style-name="gr47" draw:text-style-name="P35" draw:layer="layout" svg:x1="14.5cm" svg:y1="8cm" svg:x2="15cm" svg:y2="8.5cm">
          <text:p/>
        </draw:line>
        <draw:line draw:style-name="gr48" draw:text-style-name="P35" draw:layer="layout" svg:x1="15.5cm" svg:y1="9cm" svg:x2="16.5cm" svg:y2="9.5cm">
          <text:p/>
        </draw:line>
        <draw:line draw:style-name="gr49" draw:text-style-name="P35" draw:layer="layout" svg:x1="14cm" svg:y1="8cm" svg:x2="13.5cm" svg:y2="9.5cm">
          <text:p/>
        </draw:line>
        <draw:line draw:style-name="gr50" draw:text-style-name="P35" draw:layer="layout" svg:x1="13.5cm" svg:y1="10cm" svg:x2="14cm" svg:y2="11cm">
          <text:p/>
        </draw:line>
        <draw:line draw:style-name="gr52" draw:text-style-name="P35" draw:layer="layout" svg:x1="11.5cm" svg:y1="8.5cm" svg:x2="10.5cm" svg:y2="9cm">
          <text:p/>
        </draw:line>
        <draw:line draw:style-name="gr53" draw:text-style-name="P35" draw:layer="layout" svg:x1="12cm" svg:y1="8.5cm" svg:x2="11.5cm" svg:y2="10cm">
          <text:p/>
        </draw:line>
        <draw:line draw:style-name="gr54" draw:text-style-name="P35" draw:layer="layout" svg:x1="11.5cm" svg:y1="10.5cm" svg:x2="12cm" svg:y2="11.5cm">
          <text:p/>
        </draw:line>
        <draw:custom-shape draw:style-name="gr26" draw:text-style-name="P31" draw:layer="layout" svg:width="0.5cm" svg:height="0.269cm" svg:x="13cm" svg:y="9.5cm">
          <text:p text:style-name="P29"><text:span text:style-name="T18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0.5cm" svg:height="0.269cm" svg:x="14cm" svg:y="11cm">
          <text:p text:style-name="P29"><text:span text:style-name="T18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6" draw:layer="layout" svg:width="1.264cm" svg:height="0.624cm" svg:x="13cm" svg:y="6.338cm">
          <draw:text-box>
            <text:p><text:span text:style-name="T20">root</text:span></text:p>
          </draw:text-box>
        </draw:frame>
        <draw:frame draw:style-name="gr56" draw:text-style-name="P36" draw:layer="layout" svg:width="1.455cm" svg:height="0.624cm" svg:x="14.5cm" svg:y="7.5cm">
          <draw:text-box>
            <text:p><text:span text:style-name="T20">admin</text:span></text:p>
          </draw:text-box>
        </draw:frame>
        <draw:frame draw:style-name="gr56" draw:text-style-name="P36" draw:layer="layout" svg:width="1.455cm" svg:height="0.624cm" svg:x="15.5cm" svg:y="8.5cm">
          <draw:text-box>
            <text:p><text:span text:style-name="T20">Taxes</text:span></text:p>
          </draw:text-box>
        </draw:frame>
        <draw:frame draw:style-name="gr57" draw:text-style-name="P36" draw:layer="layout" svg:width="2.788cm" svg:height="0.624cm" svg:x="17cm" svg:y="9.5cm">
          <draw:text-box>
            <text:p><text:span text:style-name="T20">Returns 2023</text:span></text:p>
          </draw:text-box>
        </draw:frame>
        <draw:frame draw:style-name="gr55" draw:text-style-name="P36" draw:layer="layout" svg:width="1.264cm" svg:height="0.624cm" svg:x="13.736cm" svg:y="9.5cm">
          <draw:text-box>
            <text:p><text:span text:style-name="T20">Rent</text:span></text:p>
          </draw:text-box>
        </draw:frame>
        <draw:frame draw:style-name="gr58" draw:text-style-name="P36" draw:layer="layout" svg:width="4.122cm" svg:height="0.624cm" svg:x="14.87cm" svg:y="11cm">
          <draw:text-box>
            <text:p><text:span text:style-name="T20">Negotiate new lease</text:span></text:p>
          </draw:text-box>
        </draw:frame>
        <draw:frame draw:style-name="gr59" draw:text-style-name="P36" draw:layer="layout" svg:width="1.836cm" svg:height="0.624cm" svg:x="9.664cm" svg:y="7.876cm">
          <draw:text-box>
            <text:p><text:span text:style-name="T20">Website</text:span></text:p>
          </draw:text-box>
        </draw:frame>
        <draw:frame draw:style-name="gr57" draw:text-style-name="P36" draw:layer="layout" svg:width="2.788cm" svg:height="0.624cm" svg:x="7.212cm" svg:y="9cm">
          <draw:text-box>
            <text:p><text:span text:style-name="T20">Redo Palette</text:span></text:p>
          </draw:text-box>
        </draw:frame>
        <draw:frame draw:style-name="gr60" draw:text-style-name="P36" draw:layer="layout" svg:width="2.026cm" svg:height="0.624cm" svg:x="9cm" svg:y="10.231cm">
          <draw:text-box>
            <text:p><text:span text:style-name="T20">Add copy</text:span></text:p>
          </draw:text-box>
        </draw:frame>
        <draw:frame draw:style-name="gr61" draw:text-style-name="P36" draw:layer="layout" svg:width="4.503cm" svg:height="0.624cm" svg:x="8.5cm" svg:y="11.876cm">
          <draw:text-box>
            <text:p><text:span text:style-name="T20">Ask lawyer about copy</text:span></text:p>
          </draw:text-box>
        </draw:frame>
        <draw:frame draw:style-name="gr63" draw:text-style-name="P28" draw:layer="layout" svg:width="8.207cm" svg:height="0.746cm" svg:x="1.5cm" svg:y="4.5cm">
          <draw:text-box>
            <text:p><text:span text:style-name="T17">frame switch ‘root/admi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integrates easily with my PS1 variable.</text:p>
          </draw:text-box>
        </draw:frame>
        <draw:frame draw:style-name="gr64" draw:text-style-name="P36" draw:layer="layout" svg:width="14.028cm" svg:height="0.624cm" svg:x="2.5cm" svg:y="4cm">
          <draw:text-box>
            <text:p><text:span text:style-name="T20">lelanthran @ home: /~ [root/admin/Rent/Negotiate new lease] $ frame pop</text:span></text:p>
          </draw:text-box>
        </draw:frame>
        <draw:frame draw:style-name="gr65" draw:text-style-name="P36" draw:layer="layout" svg:width="7.741cm" svg:height="0.624cm" svg:x="2.5cm" svg:y="7.376cm">
          <draw:text-box>
            <text:p><text:span text:style-name="T20">lelanthran @ home: /~ [root/admin/] $ </text:span></text:p>
          </draw:text-box>
        </draw:frame>
        <draw:frame draw:style-name="gr66" draw:text-style-name="P36" draw:layer="layout" svg:width="12.885cm" svg:height="3.235cm" svg:x="2.5cm" svg:y="4.624cm">
          <draw:text-box>
            <text:p><text:span text:style-name="T20">Current frame</text:span></text:p>
            <text:p><text:span text:style-name="T20"><text:s text:c="3"/></text:span><text:span text:style-name="T20">root/admin/Rent</text:span></text:p>
            <text:p><text:span text:style-name="T20"/></text:p>
            <text:p><text:span text:style-name="T20">Notes (Sat May 13 09:16:21 2023)</text:span></text:p>
            <text:p><text:span text:style-name="T20"><text:s text:c="3"/></text:span><text:span text:style-name="T20">See if PWC is willing to assign more parking bays to us. Lease</text:span></text:p>
            <text:p><text:span text:style-name="T20"><text:s text:c="3"/></text:span><text:span text:style-name="T20">meeting is 15-May.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t is impossible for me to execute any command without being reminded of my CURRENT task in the prompt.</text:p>
          </draw:text-box>
        </draw:frame>
        <draw:frame draw:style-name="gr64" draw:text-style-name="P36" draw:layer="layout" svg:width="14.028cm" svg:height="0.624cm" svg:x="2.5cm" svg:y="4cm">
          <draw:text-box>
            <text:p><text:span text:style-name="T20">lelanthran @ home: /~ [root/admin/Rent/Negotiate new lease] $ frame pop</text:span></text:p>
          </draw:text-box>
        </draw:frame>
        <draw:frame draw:style-name="gr65" draw:text-style-name="P36" draw:layer="layout" svg:width="7.741cm" svg:height="0.624cm" svg:x="2.5cm" svg:y="7.376cm">
          <draw:text-box>
            <text:p><text:span text:style-name="T20">lelanthran @ home: /~ [root/admin/] $ </text:span></text:p>
          </draw:text-box>
        </draw:frame>
        <draw:frame draw:style-name="gr66" draw:text-style-name="P36" draw:layer="layout" svg:width="12.885cm" svg:height="3.235cm" svg:x="2.5cm" svg:y="4.624cm">
          <draw:text-box>
            <text:p><text:span text:style-name="T20">Current frame</text:span></text:p>
            <text:p><text:span text:style-name="T20"><text:s text:c="3"/></text:span><text:span text:style-name="T20">root/admin/Rent</text:span></text:p>
            <text:p><text:span text:style-name="T20"/></text:p>
            <text:p><text:span text:style-name="T20">Notes (Sat May 13 09:16:21 2023)</text:span></text:p>
            <text:p><text:span text:style-name="T20"><text:s text:c="3"/></text:span><text:span text:style-name="T20">See if PWC is willing to assign more parking bays to us. Lease</text:span></text:p>
            <text:p><text:span text:style-name="T20"><text:s text:c="3"/></text:span><text:span text:style-name="T20">meeting is 15-May.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has a lot of commands. Not everything was covered in these slides.</text:p>
          </draw:text-box>
        </draw:frame>
        <draw:frame draw:style-name="gr67" draw:text-style-name="P37" draw:layer="layout" svg:width="12.207cm" svg:height="11.195cm" svg:x="0cm" svg:y="3cm">
          <draw:text-box>
            <text:p><text:span text:style-name="T21">No command specified (try --help). Defaulting to 'status'</text:span></text:p>
            <text:p><text:span text:style-name="T21"><text:s text:c="5"/></text:span><text:span text:style-name="T21">Frame <text:s/>(© 2023 Lelanthran Manickum)</text:span></text:p>
            <text:p><text:span text:style-name="T21"/></text:p>
            <text:p><text:span text:style-name="T21"><text:s text:c="5"/></text:span><text:span text:style-name="T21">This program comes with ABSOLUTELY NO WARRANTY. This is free software</text:span></text:p>
            <text:p><text:span text:style-name="T21"><text:s text:c="5"/></text:span><text:span text:style-name="T21">and you are welcome to redistribute it under certain conditions; <text:s/>see</text:span></text:p>
            <text:p><text:span text:style-name="T21"><text:s text:c="5"/></text:span><text:span text:style-name="T21">the LICENSE file for details.</text:span></text:p>
            <text:p><text:span text:style-name="T21"/></text:p>
            <text:p><text:span text:style-name="T21">frame [options] &lt;command&gt; [options] &lt;subcommand&gt;</text:span></text:p>
            <text:p><text:span text:style-name="T21"/></text:p>
            <text:p><text:span text:style-name="T21"><text:s text:c="2"/></text:span><text:span text:style-name="T21">Options are of the form '--name', '--name=' and '--name=value'. The first</text:span></text:p>
            <text:p><text:span text:style-name="T21">two forms are <text:s/>for boolean options which are either set or unset and do not</text:span></text:p>
            <text:p><text:span text:style-name="T21">require any value. The third form is for options that require a value.</text:span></text:p>
            <text:p><text:span text:style-name="T21"/></text:p>
            <text:p><text:span text:style-name="T21"><text:s text:c="2"/></text:span><text:span text:style-name="T21">Commands and subcommands are of the form 'command'. Some commands require</text:span></text:p>
            <text:p><text:span text:style-name="T21">specific options and/or mandatory subcommands. Commands that require either</text:span></text:p>
            <text:p><text:span text:style-name="T21">options or subcommands will be decribed below.</text:span></text:p>
            <text:p><text:span text:style-name="T21"/></text:p>
            <text:p><text:span text:style-name="T21"><text:s text:c="2"/></text:span><text:span text:style-name="T21">Commands must be one of help, create, history, status, push, replace,</text:span></text:p>
            <text:p><text:span text:style-name="T21">append, up, down, switch, pop, delete, list or match.</text:span></text:p>
            <text:p><text:span text:style-name="T21"/></text:p>
            <text:p><text:span text:style-name="T21">Options:</text:span></text:p>
            <text:p><text:span text:style-name="T21"/></text:p>
            <text:p><text:span text:style-name="T21"><text:s text:c="2"/></text:span><text:span text:style-name="T21">--help <text:s text:c="14"/>Print this page and exit.</text:span></text:p>
            <text:p><text:span text:style-name="T21"/></text:p>
            <text:p><text:span text:style-name="T21"><text:s text:c="2"/></text:span><text:span text:style-name="T21">--force <text:s text:c="13"/>Force an action that against the program's wishes,</text:span></text:p>
            <text:p><text:span text:style-name="T21"><text:s text:c="23"/></text:span><text:span text:style-name="T21">for example popping a node that is not empty.</text:span></text:p>
            <text:p><text:span text:style-name="T21"/></text:p>
            <text:p><text:span text:style-name="T21"><text:s text:c="2"/></text:span><text:span text:style-name="T21">--dbpath=&lt;path&gt; <text:s text:c="5"/>Specify the location of the database path. Defaults to</text:span></text:p>
            <text:p><text:span text:style-name="T21"><text:s text:c="23"/></text:span><text:span text:style-name="T21">'$HOME/.framedb' unless overridden by this option.</text:span></text:p>
            <text:p><text:span text:style-name="T21"/></text:p>
            <text:p><text:span text:style-name="T21"><text:s text:c="2"/></text:span><text:span text:style-name="T21">--message=&lt;string&gt; <text:s text:c="2"/>Provides the message for any command that requires a</text:span></text:p>
            <text:p><text:span text:style-name="T21"><text:s text:c="23"/></text:span><text:span text:style-name="T21">message (such as 'push', 'replace', etc). If this option</text:span></text:p>
            <text:p><text:span text:style-name="T21"><text:s text:c="23"/></text:span><text:span text:style-name="T21">is not present and the command requires a message, then</text:span></text:p>
            <text:p><text:span text:style-name="T21"><text:s text:c="23"/></text:span><text:span text:style-name="T21">the editor specified with $EDITOR is used. If $EDITOR</text:span></text:p>
            <text:p><text:span text:style-name="T21"><text:s text:c="23"/></text:span><text:span text:style-name="T21">is empty, then a prompt for a message is issued on the</text:span></text:p>
            <text:p><text:span text:style-name="T21"><text:s text:c="23"/></text:span><text:span text:style-name="T21">standard input.</text:span></text:p>
            <text:p><text:span text:style-name="T21"/></text:p>
            <text:p><text:span text:style-name="T21"/></text:p>
          </draw:text-box>
        </draw:frame>
        <draw:frame draw:style-name="gr68" draw:text-style-name="P37" draw:layer="layout" svg:width="12.355cm" svg:height="11.483cm" svg:x="15.5cm" svg:y="2.712cm">
          <draw:text-box>
            <text:p><text:span text:style-name="T21">Commands:</text:span></text:p>
            <text:p><text:span text:style-name="T21"/></text:p>
            <text:p><text:span text:style-name="T21">help</text:span></text:p>
            <text:p><text:span text:style-name="T21"><text:s text:c="2"/></text:span><text:span text:style-name="T21">Print this message and exit.</text:span></text:p>
            <text:p><text:span text:style-name="T21"/></text:p>
            <text:p><text:span text:style-name="T21">create</text:span></text:p>
            <text:p><text:span text:style-name="T21"><text:s text:c="2"/></text:span><text:span text:style-name="T21">Create a new frame database. If --dbpath is specified then it is used as the</text:span></text:p>
            <text:p><text:span text:style-name="T21"><text:s text:c="2"/></text:span><text:span text:style-name="T21">location of the new database. If it is not then $HOME/.framdb is used instead.</text:span></text:p>
            <text:p><text:span text:style-name="T21"/></text:p>
            <text:p><text:span text:style-name="T21">history [count]</text:span></text:p>
            <text:p><text:span text:style-name="T21"><text:s text:c="2"/></text:span><text:span text:style-name="T21">Display the history of all nodes visited, with a number that can be used</text:span></text:p>
            <text:p><text:span text:style-name="T21"><text:s text:c="2"/></text:span><text:span text:style-name="T21">in the 'back' command (see 'back' below). The [count] value specifies how</text:span></text:p>
            <text:p><text:span text:style-name="T21"><text:s text:c="2"/></text:span><text:span text:style-name="T21">many items to display. If [count] is omitted it defaults to 10. To list</text:span></text:p>
            <text:p><text:span text:style-name="T21"><text:s text:c="2"/></text:span><text:span text:style-name="T21">all items in the history (which may be very large) use '0' as the count.</text:span></text:p>
            <text:p><text:span text:style-name="T21"/></text:p>
            <text:p><text:span text:style-name="T21">back [number]</text:span></text:p>
            <text:p><text:span text:style-name="T21"><text:s text:c="2"/></text:span><text:span text:style-name="T21">Jump to the nth item in the history, as specified by [number]. If [number]</text:span></text:p>
            <text:p><text:span text:style-name="T21"><text:s text:c="2"/></text:span><text:span text:style-name="T21">is omitted then '1' is used. The 'history' command helpfully lists a number</text:span></text:p>
            <text:p><text:span text:style-name="T21"><text:s text:c="2"/></text:span><text:span text:style-name="T21">next to each element that can be used to determine what number in the</text:span></text:p>
            <text:p><text:span text:style-name="T21"><text:s text:c="2"/></text:span><text:span text:style-name="T21">history to jump to. Specifying '0' is pointless.</text:span></text:p>
            <text:p><text:span text:style-name="T21"/></text:p>
            <text:p><text:span text:style-name="T21">status</text:span></text:p>
            <text:p><text:span text:style-name="T21"><text:s text:c="2"/></text:span><text:span text:style-name="T21">Display the status of the current node.</text:span></text:p>
            <text:p><text:span text:style-name="T21"/></text:p>
            <text:p><text:span text:style-name="T21">push</text:span></text:p>
            <text:p><text:span text:style-name="T21"><text:s text:c="2"/></text:span><text:span text:style-name="T21">Create a new node as the child of the current node AND switches to it. If a</text:span></text:p>
            <text:p><text:span text:style-name="T21"><text:s text:c="2"/></text:span><text:span text:style-name="T21">message is specified with '--message=&lt;string&gt;' then it will be used as the</text:span></text:p>
            <text:p><text:span text:style-name="T21"><text:s text:c="2"/></text:span><text:span text:style-name="T21">contents of the new node. If no message is specified with '--message=&lt;string&gt;'</text:span></text:p>
            <text:p><text:span text:style-name="T21"><text:s text:c="2"/></text:span><text:span text:style-name="T21">then $EDITOR will be started to allow the user to enter a message. If $EDITOR</text:span></text:p>
            <text:p><text:span text:style-name="T21"><text:s text:c="2"/></text:span><text:span text:style-name="T21">is not set, the user will be prompted for a message.</text:span></text:p>
            <text:p><text:span text:style-name="T21"/></text:p>
            <text:p><text:span text:style-name="T21">new</text:span></text:p>
            <text:p><text:span text:style-name="T21"><text:s text:c="2"/></text:span><text:span text:style-name="T21">Create a new node as the child of the current node WITHOUT switching to it. If</text:span></text:p>
            <text:p><text:span text:style-name="T21"><text:s text:c="2"/></text:span><text:span text:style-name="T21">a message is specified with '--message=&lt;string&gt;' then it will be used as the</text:span></text:p>
            <text:p><text:span text:style-name="T21"><text:s text:c="2"/></text:span><text:span text:style-name="T21">contents of the new node. If no message is specified with '--message=&lt;string&gt;'</text:span></text:p>
            <text:p><text:span text:style-name="T21"><text:s text:c="2"/></text:span><text:span text:style-name="T21">then $EDITOR will be started to allow the user to enter a message. If $EDITOR</text:span></text:p>
            <text:p><text:span text:style-name="T21"><text:s text:c="2"/></text:span><text:span text:style-name="T21">is not set, the user will be prompted for a message.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is still missing a lot.</text:p>
          </draw:text-box>
        </draw:frame>
        <draw:frame draw:style-name="gr69" draw:text-style-name="P39" draw:layer="layout" svg:width="15.834cm" svg:height="6.379cm" svg:x="5cm" svg:y="3.5cm">
          <draw:text-box>
            <text:list text:style-name="L1">
              <text:list-item>
                <text:p text:style-name="P38"><text:span text:style-name="T22">Bash autocomplete is, ironically, </text:span><text:span text:style-name="T23">still</text:span><text:span text:style-name="T22"> incomplete.</text:span></text:p>
              </text:list-item>
              <text:list-item>
                <text:p text:style-name="P38"><text:span text:style-name="T22">GUI browser is work-in-progress.</text:span></text:p>
              </text:list-item>
              <text:list-item>
                <text:p text:style-name="P38"><text:span text:style-name="T22">A few more commands are needed.</text:span></text:p>
              </text:list-item>
              <text:list-item>
                <text:p text:style-name="P38"><text:span text:style-name="T22">Decent documentatio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don’t claim that it will work for you. I only claim that it worked <text:span text:style-name="T24">spectacularly</text:span> for me.</text:p>
          </draw:text-box>
        </draw:frame>
        <draw:frame draw:style-name="gr70" draw:text-style-name="P41" draw:layer="layout" svg:width="17.083cm" svg:height="2.365cm" svg:x="1.665cm" svg:y="3.5cm">
          <draw:text-box>
            <text:list text:style-name="L1">
              <text:list-item>
                <text:p text:style-name="P40"><text:span text:style-name="T25">Popped tasks are discarded – </text:span><text:span text:style-name="T26">high signal/noise ratio</text:span></text:p>
              </text:list-item>
              <text:list-item>
                <text:p text:style-name="P40"><text:span text:style-name="T26">Low friction</text:span><text:span text:style-name="T25"> results in constant usage:</text:span></text:p>
              </text:list-item>
            </text:list>
          </draw:text-box>
        </draw:frame>
        <draw:frame draw:style-name="gr71" draw:text-style-name="P43" draw:layer="layout" svg:width="5.166cm" svg:height="3.759cm" svg:x="3.5cm" svg:y="5.565cm">
          <draw:text-box>
            <text:list text:style-name="L1">
              <text:list-item>
                <text:p text:style-name="P42"><text:span text:style-name="T27">frame edit</text:span></text:p>
              </text:list-item>
              <text:list-item>
                <text:p text:style-name="P42"><text:span text:style-name="T27">frame push</text:span></text:p>
              </text:list-item>
              <text:list-item>
                <text:p text:style-name="P42"><text:span text:style-name="T27">frame pop</text:span></text:p>
              </text:list-item>
              <text:list-item>
                <text:p text:style-name="P42"><text:span text:style-name="T27">frame switch</text:span></text:p>
              </text:list-item>
            </text:list>
          </draw:text-box>
        </draw:frame>
        <draw:frame draw:style-name="gr72" draw:text-style-name="P45" draw:layer="layout" svg:width="9.422cm" svg:height="3.703cm" svg:x="9.346cm" svg:y="5.653cm">
          <draw:text-box>
            <text:p text:style-name="P44"><text:span text:style-name="T28">Quick</text:span><text:span text:style-name="T29"> modification of context</text:span></text:p>
            <text:p text:style-name="P44"><text:span text:style-name="T28">Easy</text:span><text:span text:style-name="T29"> creation of new contexts</text:span></text:p>
            <text:p text:style-name="P44"><text:span text:style-name="T28">Intuitive</text:span><text:span text:style-name="T29"> commands</text:span></text:p>
            <text:p text:style-name="P44"><text:span text:style-name="T28">Smart</text:span><text:span text:style-name="T29"> switching to previous contexts</text:span></text:p>
          </draw:text-box>
        </draw:frame>
        <draw:frame draw:style-name="gr73" draw:text-style-name="P41" draw:layer="layout" svg:width="21.832cm" svg:height="2.365cm" svg:x="1.917cm" svg:y="10cm">
          <draw:text-box>
            <text:list text:style-name="L1">
              <text:list-item>
                <text:p text:style-name="P40"><text:span text:style-name="T26">Nothing extra</text:span><text:span text:style-name="T25"> to remember (login, url, ticket #, sprint, milestone, etc)</text:span></text:p>
              </text:list-item>
              <text:list-item>
                <text:p text:style-name="P40"><text:span text:style-name="T26">Only actions</text:span><text:span text:style-name="T25"> must be remembered</text:span></text:p>
              </text:list-item>
            </text:list>
          </draw:text-box>
        </draw:frame>
        <draw:frame draw:style-name="gr74" draw:text-style-name="P43" draw:layer="layout" svg:width="11.601cm" svg:height="0.903cm" svg:x="3.5cm" svg:y="12.097cm">
          <draw:text-box>
            <text:list text:style-name="L1">
              <text:list-item>
                <text:p text:style-name="P42"><text:span text:style-name="T27">push, pop, edit, switch, statu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encil1" presentation:presentation-page-layout-name="AL2T3"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eedback is appreciated.</text:p>
          </draw:text-box>
        </draw:frame>
        <draw:frame draw:style-name="gr75" draw:text-style-name="P46" draw:layer="layout" svg:width="9.053cm" svg:height="1.072cm" svg:x="8.5cm" svg:y="7cm">
          <draw:text-box>
            <text:p><text:span text:style-name="T30">lelanthran@gmail.com</text:span></text:p>
          </draw:text-box>
        </draw:frame>
        <draw:frame draw:style-name="gr76" draw:text-style-name="P47" draw:layer="layout" svg:width="15.467cm" svg:height="1.072cm" svg:x="6cm" svg:y="5cm">
          <draw:text-box>
            <text:p><text:span text:style-name="T31">https://github.com/lelanthran/fra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EmojiOne Color" svg:font-family="'EmojiOne Color'" style:font-pitch="variable"/>
    <style:font-face style:name="EmojiOne Color1" svg:font-family="'EmojiOne Color'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1H44M10S</meta:editing-duration>
    <meta:editing-cycles>29</meta:editing-cycles>
    <meta:generator>LibreOffice/7.3.7.2$Linux_X86_64 LibreOffice_project/30$Build-2</meta:generator>
    <dc:title>Pencil</dc:title>
    <dc:date>2023-05-15T11:18:22.484983359</dc:date>
    <meta:document-statistic meta:object-count="930"/>
  </office:meta>
</office:document-meta>
</file>